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9.79cm" table:align="left"/>
    </style:style>
    <style:style style:name="Table1.A" style:family="table-column">
      <style:table-column-properties style:column-width="2.277cm"/>
    </style:style>
    <style:style style:name="Table1.B" style:family="table-column">
      <style:table-column-properties style:column-width="7.512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Preformatted_20_Text">
      <style:paragraph-properties fo:margin-top="0cm" fo:margin-bottom="0.499cm" loext:contextual-spacing="false"/>
    </style:style>
    <style:style style:name="P2" style:family="paragraph" style:parent-style-name="Standard">
      <style:text-properties officeooo:rsid="0005e6fa" officeooo:paragraph-rsid="0005e6fa"/>
    </style:style>
    <style:style style:name="P3" style:family="paragraph" style:parent-style-name="Standard">
      <style:text-properties officeooo:rsid="0005e6fa" officeooo:paragraph-rsid="0005e6fa" loext:padding="0cm" loext:border="none"/>
    </style:style>
    <style:style style:name="P4" style:family="paragraph" style:parent-style-name="Standard">
      <style:paragraph-properties style:line-height-at-least="0.476cm"/>
      <style:text-properties fo:color="#d4d4d4" style:font-name="Droid Sans Mono" fo:font-size="9.75pt" fo:font-weight="normal" fo:background-color="#282828"/>
    </style:style>
    <style:style style:name="P5" style:family="paragraph" style:parent-style-name="Standard">
      <style:paragraph-properties style:line-height-at-least="0.476cm"/>
      <style:text-properties fo:color="#d4d4d4" style:font-name="Droid Sans Mono" fo:font-size="9.75pt" fo:font-weight="normal" fo:background-color="#282828" loext:padding="0cm" loext:border="none"/>
    </style:style>
    <style:style style:name="P6" style:family="paragraph" style:parent-style-name="Standard">
      <style:paragraph-properties style:line-height-at-least="0.476cm"/>
      <style:text-properties fo:color="#d4d4d4" style:font-name="Liberation Serif" fo:font-size="9.75pt" style:text-underline-style="none" fo:font-weight="normal" officeooo:rsid="0005e6fa" officeooo:paragraph-rsid="0005e6fa" fo:background-color="#282828"/>
    </style:style>
    <style:style style:name="P7" style:family="paragraph" style:parent-style-name="Standard">
      <style:text-properties fo:color="#608b4e" style:font-name="Droid Sans Mono" fo:font-size="9.75pt" fo:font-weight="normal" officeooo:rsid="0005e6fa" officeooo:paragraph-rsid="0005e6fa" fo:background-color="#282828"/>
    </style:style>
    <style:style style:name="P8" style:family="paragraph" style:parent-style-name="Standard">
      <style:text-properties loext:padding="0cm" loext:border="none"/>
    </style:style>
    <style:style style:name="P9" style:family="paragraph" style:parent-style-name="Standard">
      <style:text-properties fo:font-size="14pt" fo:font-weight="bold" officeooo:rsid="000712e9" officeooo:paragraph-rsid="000712e9" style:font-size-asian="14pt" style:font-weight-asian="bold" style:font-size-complex="14pt" style:font-weight-complex="bold"/>
    </style:style>
    <style:style style:name="P10" style:family="paragraph" style:parent-style-name="Standard">
      <style:text-properties fo:font-size="14pt" fo:font-weight="bold" officeooo:rsid="0005e6fa" officeooo:paragraph-rsid="0005e6fa" style:font-size-asian="14pt" style:font-weight-asian="bold" style:font-size-complex="14pt" style:font-weight-complex="bold"/>
    </style:style>
    <style:style style:name="P11" style:family="paragraph" style:parent-style-name="Text_20_body" style:list-style-name="L1"/>
    <style:style style:name="T1" style:family="text">
      <style:text-properties fo:color="#569cd6"/>
    </style:style>
    <style:style style:name="T2" style:family="text">
      <style:text-properties fo:color="#608b4e"/>
    </style:style>
    <style:style style:name="T3" style:family="text">
      <style:text-properties fo:color="#ce9178"/>
    </style:style>
    <style:style style:name="T4" style:family="text">
      <style:text-properties fo:color="#dcdcdc"/>
    </style:style>
    <style:style style:name="T5" style:family="text">
      <style:text-properties fo:color="#b5cea8"/>
    </style:style>
    <style:style style:name="T6" style:family="text">
      <style:text-properties fo:color="#dcdcaa"/>
    </style:style>
    <style:style style:name="T7" style:family="text">
      <style:text-properties officeooo:rsid="000712e9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QL practice Question:</text:p>
      <text:p text:style-name="P2"/>
      <text:p text:style-name="P2">Select : </text:p>
      <text:p text:style-name="Horizontal_20_Line"/>
      <text:h text:style-name="Heading_20_3" text:outline-level="3"><text:s/><text:span text:style-name="Strong_20_Emphasis">What is the </text:span><text:span text:style-name="Strong_20_Emphasis"><text:span text:style-name="Source_20_Text">SELECT</text:span></text:span><text:span text:style-name="Strong_20_Emphasis"> Command in SQL?</text:span></text:h>
      <text:p text:style-name="Text_20_body">The <text:span text:style-name="Source_20_Text">SELECT</text:span> command is used in SQL to <text:span text:style-name="Strong_20_Emphasis">retrieve data</text:span> from one or more tables in a database. It's the most commonly used command and forms the basis for querying data.</text:p>
      <text:p text:style-name="Horizontal_20_Line"/>
      <text:h text:style-name="Heading_20_3" text:outline-level="3"><text:s/><text:span text:style-name="Strong_20_Emphasis">Basic Syntax:</text:span></text:h>
      <text:p text:style-name="Preformatted_20_Text"><text:span text:style-name="Source_20_Text">SELECT column1, column2, ...</text:span></text:p>
      <text:p text:style-name="P1"><text:span text:style-name="Source_20_Text">FROM table_name;</text:span></text:p>
      <text:list xml:id="list3726434844" text:style-name="L1">
        <text:list-item>
          <text:p text:style-name="P11"><text:span text:style-name="Strong_20_Emphasis"><text:span text:style-name="Source_20_Text">SELECT</text:span></text:span>: Specifies the columns you want to fetch.</text:p>
        </text:list-item>
        <text:list-item>
          <text:p text:style-name="P11"><text:span text:style-name="Strong_20_Emphasis"><text:span text:style-name="Source_20_Text">FROM</text:span></text:span>: Indicates the table from which to retrieve the data.</text:p>
        </text:list-item>
      </text:list>
      <text:p text:style-name="Horizontal_20_Line"/>
      <text:h text:style-name="Heading_20_3" text:outline-level="3"><text:span text:style-name="Strong_20_Emphasis">Examples of </text:span><text:span text:style-name="Strong_20_Emphasis"><text:span text:style-name="Source_20_Text">SELECT</text:span></text:span></text:h>
      <text:p text:style-name="Horizontal_20_Line"/>
      <text:h text:style-name="Heading_20_3" text:outline-level="3">1. <text:span text:style-name="Strong_20_Emphasis">Select All Columns</text:span></text:h>
      <text:p text:style-name="P1"><text:span text:style-name="Source_20_Text">SELECT * FROM employees;</text:span></text:p>
      <text:p text:style-name="Text_20_body">This selects <text:span text:style-name="Strong_20_Emphasis">all columns</text:span> from the <text:span text:style-name="Source_20_Text">employees</text:span> table.</text:p>
      <text:p text:style-name="Horizontal_20_Line"/>
      <text:h text:style-name="Heading_20_3" text:outline-level="3">2. <text:span text:style-name="Strong_20_Emphasis">Select Specific Columns</text:span></text:h>
      <text:p text:style-name="P1"><text:span text:style-name="Source_20_Text">SELECT first_name, last_name FROM employees;</text:span></text:p>
      <text:p text:style-name="Text_20_body">This selects <text:span text:style-name="Strong_20_Emphasis">only the first_name and last_name</text:span> columns from the <text:span text:style-name="Source_20_Text">employees</text:span> table.</text:p>
      <text:p text:style-name="Horizontal_20_Line"/>
      <text:h text:style-name="Heading_20_3" text:outline-level="3">3. <text:span text:style-name="Strong_20_Emphasis">Using WHERE Clause to Filter Data</text:span></text:h>
      <text:p text:style-name="Preformatted_20_Text"><text:span text:style-name="Source_20_Text">SELECT * FROM employees</text:span></text:p>
      <text:p text:style-name="P1"><text:span text:style-name="Source_20_Text">WHERE department = 'Sales';</text:span></text:p>
      <text:p text:style-name="Text_20_body"><text:s/>This returns only employees <text:span text:style-name="Strong_20_Emphasis">working in the Sales department</text:span>.</text:p>
      <text:p text:style-name="Horizontal_20_Line"/>
      <text:h text:style-name="Heading_20_3" text:outline-level="3">4. <text:span text:style-name="Strong_20_Emphasis">Using ORDER BY to Sort Results</text:span></text:h>
      <text:p text:style-name="Preformatted_20_Text"><text:span text:style-name="Source_20_Text">SELECT * FROM employees</text:span></text:p>
      <text:p text:style-name="P1"><text:span text:style-name="Source_20_Text">ORDER BY salary DESC;</text:span></text:p>
      <text:p text:style-name="Text_20_body"><text:soft-page-break/><text:s/>This returns all employees <text:span text:style-name="Strong_20_Emphasis">sorted by salary in descending order</text:span>.</text:p>
      <text:p text:style-name="Horizontal_20_Line"/>
      <text:h text:style-name="Heading_20_3" text:outline-level="3">5. <text:span text:style-name="Strong_20_Emphasis">Using Aliases (</text:span><text:span text:style-name="Strong_20_Emphasis"><text:span text:style-name="Source_20_Text">AS</text:span></text:span><text:span text:style-name="Strong_20_Emphasis">) for Better Readability</text:span></text:h>
      <text:p text:style-name="Preformatted_20_Text"><text:span text:style-name="Source_20_Text">SELECT first_name AS "First Name", last_name AS "Last Name"</text:span></text:p>
      <text:p text:style-name="P1"><text:span text:style-name="Source_20_Text">FROM employees;</text:span></text:p>
      <text:p text:style-name="Text_20_body"><text:s/>This will display column headers as “First Name” and “Last Name”.</text:p>
      <text:p text:style-name="Horizontal_20_Line"/>
      <text:h text:style-name="Heading_20_3" text:outline-level="3">6. <text:span text:style-name="Strong_20_Emphasis">Using DISTINCT to Remove Duplicates</text:span></text:h>
      <text:p text:style-name="P1"><text:span text:style-name="Source_20_Text">SELECT DISTINCT department FROM employees;</text:span></text:p>
      <text:p text:style-name="Text_20_body">This will return a list of <text:span text:style-name="Strong_20_Emphasis">unique departments</text:span>.</text:p>
      <text:p text:style-name="Horizontal_20_Line"/>
      <text:h text:style-name="Heading_20_3" text:outline-level="3">7. <text:span text:style-name="Strong_20_Emphasis">Limiting the Number of Results</text:span></text:h>
      <text:p text:style-name="Preformatted_20_Text"><text:span text:style-name="Source_20_Text">SELECT * FROM employees</text:span></text:p>
      <text:p text:style-name="P1"><text:span text:style-name="Source_20_Text">LIMIT 5;</text:span></text:p>
      <text:p text:style-name="Text_20_body">This returns only the <text:span text:style-name="Strong_20_Emphasis">first 5 records</text:span> from the table.</text:p>
      <text:p text:style-name="Horizontal_20_Line"/>
      <text:h text:style-name="Heading_20_3" text:outline-level="3"><text:s/>Summary:</text:h>
      <table:table table:name="Table1" table:style-name="Table1">
        <table:table-column table:style-name="Table1.A"/>
        <table:table-column table:style-name="Table1.B"/>
        <table:table-header-rows>
          <table:table-row table:style-name="TableLine94421562756928">
            <table:table-cell table:style-name="Table1.A1" office:value-type="string">
              <text:p text:style-name="Table_20_Heading">Clause</text:p>
            </table:table-cell>
            <table:table-cell table:style-name="Table1.A1" office:value-type="string">
              <text:p text:style-name="Table_20_Heading">Purpose</text:p>
            </table:table-cell>
          </table:table-row>
        </table:table-header-rows>
        <table:table-row table:style-name="TableLine94421562756928">
          <table:table-cell table:style-name="Table1.A1" office:value-type="string">
            <text:p text:style-name="Table_20_Contents"><text:span text:style-name="Source_20_Text">SELECT</text:span></text:p>
          </table:table-cell>
          <table:table-cell table:style-name="Table1.A1" office:value-type="string">
            <text:p text:style-name="Table_20_Contents">Specifies which columns to return</text:p>
          </table:table-cell>
        </table:table-row>
        <table:table-row table:style-name="TableLine94421562756928">
          <table:table-cell table:style-name="Table1.A1" office:value-type="string">
            <text:p text:style-name="Table_20_Contents"><text:span text:style-name="Source_20_Text">FROM</text:span></text:p>
          </table:table-cell>
          <table:table-cell table:style-name="Table1.A1" office:value-type="string">
            <text:p text:style-name="Table_20_Contents">Specifies the table to query</text:p>
          </table:table-cell>
        </table:table-row>
        <table:table-row table:style-name="TableLine94421562756928">
          <table:table-cell table:style-name="Table1.A1" office:value-type="string">
            <text:p text:style-name="Table_20_Contents"><text:span text:style-name="Source_20_Text">WHERE</text:span></text:p>
          </table:table-cell>
          <table:table-cell table:style-name="Table1.A1" office:value-type="string">
            <text:p text:style-name="Table_20_Contents">Filters records based on conditions</text:p>
          </table:table-cell>
        </table:table-row>
        <table:table-row table:style-name="TableLine94421562756928">
          <table:table-cell table:style-name="Table1.A1" office:value-type="string">
            <text:p text:style-name="Table_20_Contents"><text:span text:style-name="Source_20_Text">ORDER BY</text:span></text:p>
          </table:table-cell>
          <table:table-cell table:style-name="Table1.A1" office:value-type="string">
            <text:p text:style-name="Table_20_Contents">Sorts results</text:p>
          </table:table-cell>
        </table:table-row>
        <table:table-row table:style-name="TableLine94421562756928">
          <table:table-cell table:style-name="Table1.A1" office:value-type="string">
            <text:p text:style-name="Table_20_Contents"><text:span text:style-name="Source_20_Text">LIMIT</text:span></text:p>
          </table:table-cell>
          <table:table-cell table:style-name="Table1.A1" office:value-type="string">
            <text:p text:style-name="Table_20_Contents">Limits number of rows returned</text:p>
          </table:table-cell>
        </table:table-row>
        <table:table-row table:style-name="TableLine94421562756928">
          <table:table-cell table:style-name="Table1.A1" office:value-type="string">
            <text:p text:style-name="Table_20_Contents"><text:span text:style-name="Source_20_Text">DISTINCT</text:span></text:p>
          </table:table-cell>
          <table:table-cell table:style-name="Table1.A1" office:value-type="string">
            <text:p text:style-name="Table_20_Contents">Removes duplicate values</text:p>
          </table:table-cell>
        </table:table-row>
        <table:table-row table:style-name="TableLine94421562756928">
          <table:table-cell table:style-name="Table1.A1" office:value-type="string">
            <text:p text:style-name="Table_20_Contents"><text:span text:style-name="Source_20_Text">AS</text:span></text:p>
          </table:table-cell>
          <table:table-cell table:style-name="Table1.A1" office:value-type="string">
            <text:p text:style-name="Table_20_Contents">Gives a temporary name (alias) to columns</text:p>
          </table:table-cell>
        </table:table-row>
      </table:table>
      <text:p text:style-name="Horizontal_20_Line"/>
      <text:p text:style-name="P2">*****************************************************************************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LeetCode Problems:</text:p>
      <text:p text:style-name="P10"/>
      <text:p text:style-name="P2">1. Recycleable and Low fat products</text:p>
      <text:p text:style-name="P2"/>
      <text:p text:style-name="P2">code :</text:p>
      <text:p text:style-name="P7"># Write your MySQL query statement below</text:p>
      <text:p text:style-name="P4"><text:span text:style-name="T1">select</text:span> product_id <text:span text:style-name="T2">-- selecting product id column </text:span></text:p>
      <text:p text:style-name="P4"><text:span text:style-name="T1">from</text:span> Products <text:span text:style-name="T2">-- Products is table name</text:span></text:p>
      <text:p text:style-name="P4"><text:span text:style-name="T1">where</text:span> low_fats <text:span text:style-name="T1">=</text:span> <text:span text:style-name="T3">'Y'</text:span> <text:span text:style-name="T1">AND</text:span> recyclable <text:span text:style-name="T1">=</text:span> <text:span text:style-name="T3">'Y'</text:span><text:span text:style-name="T4">;</text:span> <text:span text:style-name="T2">-- using and since we need both.</text:span></text:p>
      <text:p text:style-name="P4"><text:span text:style-name="T2"/></text:p>
      <text:p text:style-name="P4"><text:span text:style-name="T2"/></text:p>
      <text:p text:style-name="P5"><text:span text:style-name="T2">Products =</text:span></text:p>
      <text:p text:style-name="P8">| product_id | low_fats | recyclable | | ---------- | -------- | ---------- | | 0 | Y | N | | 1 | Y | Y | | 2 | N | Y | | 3 | Y | Y | | 4 | N | N |</text:p>
      <text:p text:style-name="P8">Output</text:p>
      <text:p text:style-name="P8">| product_id | | ---------- | | 1 | | 3 |</text:p>
      <text:p text:style-name="P8">Expected</text:p>
      <text:p text:style-name="P8">| product_id | | ---------- | | 1 | | 3 |</text:p>
      <text:p text:style-name="P8"/>
      <text:p text:style-name="P4"><text:span text:style-name="T2"/></text:p>
      <text:p text:style-name="P4"><text:span text:style-name="T2"/></text:p>
      <text:p text:style-name="P6"><text:span text:style-name="T2"/></text:p>
      <text:p text:style-name="P2">2. Find Customer Refree</text:p>
      <text:p text:style-name="P2"/>
      <text:p text:style-name="P2">code : </text:p>
      <text:p text:style-name="P7"># Write your MySQL query statement below</text:p>
      <text:p text:style-name="P4"><text:span text:style-name="T1">select</text:span> name</text:p>
      <text:p text:style-name="P4"><text:span text:style-name="T1">from</text:span> Customer</text:p>
      <text:p text:style-name="P4"><text:span text:style-name="T1">WHERE</text:span> referee_id <text:span text:style-name="T1">!=</text:span> <text:span text:style-name="T5">2</text:span> <text:span text:style-name="T1">or</text:span> referee_id <text:span text:style-name="T1">is</text:span> <text:span text:style-name="T1">null</text:span> <text:span text:style-name="T4">;</text:span><text:span text:style-name="T2">/*since we need to select id who don't have any value ie null so we need to include that as well*/</text:span></text:p>
      <text:p text:style-name="P2"/>
      <text:p text:style-name="P2">Output:</text:p>
      <text:p text:style-name="P3">Customer =</text:p>
      <text:p text:style-name="P8">| id | name | referee_id | | -- | ---- | ---------- | | 1 | Will | null | | 2 | Jane | null | | 3 | Alex | 2 | | 4 | Bill | null | | 5 | Zack | 1 | | 6 | Mark | 2 |</text:p>
      <text:p text:style-name="P8">Output</text:p>
      <text:p text:style-name="P8">| name | | ---- | | Will | | Jane | | Bill | | Zack |</text:p>
      <text:p text:style-name="P8">Expected</text:p>
      <text:p text:style-name="P8">| name | | ---- | | Will | | Jane | | Bill | | Zack |</text:p>
      <text:p text:style-name="P2"/>
      <text:p text:style-name="P2"/>
      <text:p text:style-name="P2">3. Big Countries</text:p>
      <text:p text:style-name="P2"/>
      <text:p text:style-name="P2">code:</text:p>
      <text:p text:style-name="P7"># Write your MySQL query statement below</text:p>
      <text:p text:style-name="P4"><text:span text:style-name="T1">SELECT</text:span> name<text:span text:style-name="T4">,</text:span>population<text:span text:style-name="T4">,</text:span><text:span text:style-name="T6">area</text:span></text:p>
      <text:p text:style-name="P4"><text:span text:style-name="T1">FROM</text:span> world</text:p>
      <text:p text:style-name="P4"><text:span text:style-name="T1">WHERE</text:span> <text:span text:style-name="T6">area</text:span> <text:span text:style-name="T1">&gt;=</text:span> <text:span text:style-name="T5">3000000</text:span> <text:span text:style-name="T1">or</text:span> population <text:span text:style-name="T1">&gt;=</text:span> <text:span text:style-name="T5">25000000</text:span><text:span text:style-name="T4">;</text:span></text:p>
      <text:p text:style-name="P2"/>
      <text:p text:style-name="P2"/>
      <text:p text:style-name="P2">Output:</text:p>
      <text:p text:style-name="P3">World =</text:p>
      <text:p text:style-name="P8"><text:soft-page-break/>| name | continent | area | population | gdp | | ----------- | --------- | ------- | ---------- | ------------ | | Afghanistan | Asia | 652230 | 25500100 | 20343000000 | | Albania | Europe | 28748 | 2831741 | 12960000000 | | Algeria | Africa | 2381741 | 37100000 | 188681000000 | | Andorra | Europe | 468 | 78115 | 3712000000 | | Angola | Africa | 1246700 | 20609294 | 100990000000 |</text:p>
      <text:p text:style-name="P8">Output</text:p>
      <text:p text:style-name="P8">| name | population | area | | ----------- | ---------- | ------- | | Afghanistan | 25500100 | 652230 | | Algeria | 37100000 | 2381741 |</text:p>
      <text:p text:style-name="P8">Expected</text:p>
      <text:p text:style-name="P8">| name | population | area | | ----------- | ---------- | ------- | | Afghanistan | 25500100 | 652230 | | Algeria | 37100000 | 2381741 |</text:p>
      <text:p text:style-name="P8"/>
      <text:p text:style-name="P2"/>
      <text:p text:style-name="P2">4. Article Views</text:p>
      <text:p text:style-name="P2"/>
      <text:p text:style-name="P2">code:</text:p>
      <text:p text:style-name="P7"># Write your MySQL query statement below</text:p>
      <text:p text:style-name="P4"><text:span text:style-name="T1">SELECT</text:span> author_id <text:span text:style-name="T1">as</text:span> id <text:span text:style-name="T2">#since we need output as id so we rename it</text:span></text:p>
      <text:p text:style-name="P4"><text:span text:style-name="T1">FROM</text:span> views</text:p>
      <text:p text:style-name="P4"><text:span text:style-name="T1">WHERE</text:span> author_id <text:span text:style-name="T1">=</text:span> viewer_id <text:span text:style-name="T2">#match the condition</text:span></text:p>
      <text:p text:style-name="P4"><text:span text:style-name="T1">group</text:span> <text:span text:style-name="T1">by</text:span> author_id <text:span text:style-name="T2"># since there are multiple values so we group by them to one</text:span></text:p>
      <text:p text:style-name="P4"><text:span text:style-name="T1">order</text:span> <text:span text:style-name="T1">by</text:span> author_id<text:span text:style-name="T4">;</text:span> <text:span text:style-name="T2">#we need output in ascending order </text:span></text:p>
      <text:p text:style-name="P2"/>
      <text:p text:style-name="P2"/>
      <text:p text:style-name="P2">Output:</text:p>
      <text:p text:style-name="P3"><text:line-break/>Views =</text:p>
      <text:p text:style-name="P8">| article_id | author_id | viewer_id | view_date | | ---------- | --------- | --------- | ---------- | | 1 | 3 | 5 | 2019-08-01 | | 1 | 3 | 6 | 2019-08-02 | | 2 | 7 | 7 | 2019-08-01 | | 2 | 7 | 6 | 2019-08-02 | | 4 | 7 | 1 | 2019-07-22 | | 3 | 4 | 4 | 2019-07-21 | </text:p>
      <text:p text:style-name="P8">View more</text:p>
      <text:p text:style-name="P8">Output</text:p>
      <text:p text:style-name="P8">| id | | -- | | 4 | | 7 |</text:p>
      <text:p text:style-name="P8">Expected</text:p>
      <text:p text:style-name="P8">| id | | -- | | 4 | | 7 |</text:p>
      <text:p text:style-name="P2"/>
      <text:p text:style-name="P2"/>
      <text:p text:style-name="P2">5. Invalid Tweets</text:p>
      <text:p text:style-name="P2"/>
      <text:p text:style-name="P2">code:</text:p>
      <text:p text:style-name="P7"># Write your MySQL query statement below</text:p>
      <text:p text:style-name="P4"><text:span text:style-name="T1">SELECT</text:span> tweet_id</text:p>
      <text:p text:style-name="P4"><text:span text:style-name="T1">FROM</text:span> tweets </text:p>
      <text:p text:style-name="P4"><text:span text:style-name="T1">WHERE</text:span> <text:span text:style-name="T6">length</text:span><text:span text:style-name="T4">(</text:span>content<text:span text:style-name="T4">)</text:span><text:span text:style-name="T1">&gt;</text:span><text:span text:style-name="T5">15</text:span><text:span text:style-name="T4">;</text:span> <text:span text:style-name="T2"># we use length to check tweet greater than 15.</text:span></text:p>
      <text:p text:style-name="P2"/>
      <text:p text:style-name="P2"/>
      <text:p text:style-name="P2">Output:</text:p>
      <text:p text:style-name="P3">Tweets =</text:p>
      <text:p text:style-name="P8">| tweet_id | content | | -------- | --------------------------------- | | 1 | Let us Code | | 2 | More than fifteen chars are here! |</text:p>
      <text:p text:style-name="P8">Output</text:p>
      <text:p text:style-name="P8">| tweet_id | | -------- | | 2 |</text:p>
      <text:p text:style-name="P8">Expected</text:p>
      <text:p text:style-name="P8">| tweet_id | | -------- | | 2 |</text:p>
      <text:p text:style-name="P2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4-23T13:39:42.540105884</meta:creation-date>
    <dc:date>2025-04-23T13:54:52.186656816</dc:date>
    <meta:editing-duration>PT4M59S</meta:editing-duration>
    <meta:editing-cycles>1</meta:editing-cycles>
    <meta:document-statistic meta:table-count="1" meta:image-count="0" meta:object-count="0" meta:page-count="5" meta:paragraph-count="121" meta:word-count="940" meta:character-count="4656" meta:non-whitespace-character-count="3826"/>
    <meta:generator>LibreOffice/6.4.7.2$Linux_X86_64 LibreOffice_project/40$Build-2</meta:generator>
  </office:meta>
</office:document-meta>
</file>